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02in"/>
    </style:style>
    <style:style style:name="co3" style:family="table-column">
      <style:table-column-properties fo:break-before="auto" style:column-width="1.3409in"/>
    </style:style>
    <style:style style:name="co4" style:family="table-column">
      <style:table-column-properties fo:break-before="auto" style:column-width="1.8272in"/>
    </style:style>
    <style:style style:name="co5" style:family="table-column">
      <style:table-column-properties fo:break-before="auto" style:column-width="1.3583in"/>
    </style:style>
    <style:style style:name="co6" style:family="table-column">
      <style:table-column-properties fo:break-before="auto" style:column-width="1.5193in"/>
    </style:style>
    <style:style style:name="co7" style:family="table-column">
      <style:table-column-properties fo:break-before="auto" style:column-width="1.4319in"/>
    </style:style>
    <style:style style:name="co8" style:family="table-column">
      <style:table-column-properties fo:break-before="auto" style:column-width="1.3311in"/>
    </style:style>
    <style:style style:name="co9" style:family="table-column">
      <style:table-column-properties fo:break-before="auto" style:column-width="1.3181in"/>
    </style:style>
    <style:style style:name="co10" style:family="table-column">
      <style:table-column-properties fo:break-before="auto" style:column-width="1.0563in"/>
    </style:style>
    <style:style style:name="co11" style:family="table-column">
      <style:table-column-properties fo:break-before="auto" style:column-width="1.3291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2.1689in"/>
    </style:style>
    <style:style style:name="co14" style:family="table-column">
      <style:table-column-properties fo:break-before="auto" style:column-width="1.2839in"/>
    </style:style>
    <style:style style:name="co15" style:family="table-column">
      <style:table-column-properties fo:break-before="auto" style:column-width="1.3783in"/>
    </style:style>
    <style:style style:name="co16" style:family="table-column">
      <style:table-column-properties fo:break-before="auto" style:column-width="1.639in"/>
    </style:style>
    <style:style style:name="co17" style:family="table-column">
      <style:table-column-properties fo:break-before="auto" style:column-width="1.174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05" table:default-cell-style-name="ce1"/>
        <table:table-row table:style-name="ro1">
          <table:table-cell office:value-type="string">
            <text:p>FK</text:p>
          </table:table-cell>
          <table:table-cell office:value-type="string">
            <text:p>KD_JENIS_TRANSAKSI</text:p>
          </table:table-cell>
          <table:table-cell office:value-type="string">
            <text:p>FG_PENGGANTI</text:p>
          </table:table-cell>
          <table:table-cell office:value-type="string">
            <text:p>NOMOR_FAKTUR</text:p>
          </table:table-cell>
          <table:table-cell office:value-type="string">
            <text:p>MASA_PAJAK</text:p>
          </table:table-cell>
          <table:table-cell office:value-type="string">
            <text:p>TAHUN_PAJAK</text:p>
          </table:table-cell>
          <table:table-cell office:value-type="string">
            <text:p>TANGGAL_FAKTUR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ALAMAT_LENGKAP</text:p>
          </table:table-cell>
          <table:table-cell office:value-type="string">
            <text:p>JUMLAH_DPP</text:p>
          </table:table-cell>
          <table:table-cell office:value-type="string">
            <text:p>JUMLAH_PPN</text:p>
          </table:table-cell>
          <table:table-cell office:value-type="string">
            <text:p>JUMLAH_PPNBM</text:p>
          </table:table-cell>
          <table:table-cell office:value-type="string">
            <text:p>ID_KETERANGAN_TAMBAHAN</text:p>
          </table:table-cell>
          <table:table-cell office:value-type="string">
            <text:p>FG_UANG_MUKA</text:p>
          </table:table-cell>
          <table:table-cell office:value-type="string">
            <text:p>UANG_MUKA_DPP</text:p>
          </table:table-cell>
          <table:table-cell office:value-type="string">
            <text:p>UANG_MUKA_PPN</text:p>
          </table:table-cell>
          <table:table-cell office:value-type="string">
            <text:p>UANG_MUKA_PPNBM</text:p>
          </table:table-cell>
          <table:table-cell office:value-type="string">
            <text:p>REFERENSI</text:p>
          </table:table-cell>
          <table:table-cell table:number-columns-repeated="1005"/>
        </table:table-row>
        <table:table-row table:style-name="ro1">
          <table:table-cell office:value-type="string">
            <text:p>LT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JALAN</text:p>
          </table:table-cell>
          <table:table-cell office:value-type="string">
            <text:p>BLOK</text:p>
          </table:table-cell>
          <table:table-cell office:value-type="string">
            <text:p>NOMOR</text:p>
          </table:table-cell>
          <table:table-cell office:value-type="string">
            <text:p>RT</text:p>
          </table:table-cell>
          <table:table-cell office:value-type="string">
            <text:p>RW</text:p>
          </table:table-cell>
          <table:table-cell office:value-type="string">
            <text:p>KECAMATAN</text:p>
          </table:table-cell>
          <table:table-cell office:value-type="string">
            <text:p>KELURAHAN</text:p>
          </table:table-cell>
          <table:table-cell office:value-type="string">
            <text:p>KABUPATEN</text:p>
          </table:table-cell>
          <table:table-cell office:value-type="string">
            <text:p>PROPINSI</text:p>
          </table:table-cell>
          <table:table-cell office:value-type="string">
            <text:p>KODE_POS</text:p>
          </table:table-cell>
          <table:table-cell office:value-type="string">
            <text:p>NOMOR_TELEPON</text:p>
          </table:table-cell>
          <table:table-cell table:number-columns-repeated="1010"/>
        </table:table-row>
        <table:table-row table:style-name="ro1">
          <table:table-cell office:value-type="string">
            <text:p>OF</text:p>
          </table:table-cell>
          <table:table-cell office:value-type="string">
            <text:p>KODE_OBJEK</text:p>
          </table:table-cell>
          <table:table-cell office:value-type="string">
            <text:p>NAMA</text:p>
          </table:table-cell>
          <table:table-cell office:value-type="string">
            <text:p>HARGA_SATUAN</text:p>
          </table:table-cell>
          <table:table-cell office:value-type="string">
            <text:p>JUMLAH_BARANG</text:p>
          </table:table-cell>
          <table:table-cell office:value-type="string">
            <text:p>HARGA_TOTAL</text:p>
          </table:table-cell>
          <table:table-cell office:value-type="string">
            <text:p>DISKON</text:p>
          </table:table-cell>
          <table:table-cell office:value-type="string">
            <text:p>DPP</text:p>
          </table:table-cell>
          <table:table-cell office:value-type="string">
            <text:p>PPN</text:p>
          </table:table-cell>
          <table:table-cell office:value-type="string">
            <text:p>TARIF_PPNBM</text:p>
          </table:table-cell>
          <table:table-cell office:value-type="string">
            <text:p>PPNBM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9" table:number-rows-spanned="1">
            <text:p><text:a xlink:href="python://for%20each=%22taxform%20in%20get_lines()%22">LOOP1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>
            <text:p>F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a xlink:href="python://taxform.taxform_id">NOMOR_FAKTUR</text:a></text:p>
          </table:table-cell>
          <table:table-cell office:value-type="string">
            <text:p><text:a xlink:href="python://taxform.masa_pajak">MASA_PAJAK</text:a></text:p>
          </table:table-cell>
          <table:table-cell office:value-type="string">
            <text:p><text:a xlink:href="python://taxform.tahun_pajak">TAHUN_PAJAK</text:a></text:p>
          </table:table-cell>
          <table:table-cell office:value-type="string">
            <text:p><text:a xlink:href="python://taxform.tanggal_faktur">TANGGAL_FAKTUR</text:a></text:p>
          </table:table-cell>
          <table:table-cell office:value-type="string">
            <text:p><text:a xlink:href="python://taxform.partner_npwp">PARTNER_NPWP</text:a></text:p>
          </table:table-cell>
          <table:table-cell office:value-type="string">
            <text:p><text:a xlink:href="python://taxform.partner_name">PARTNER_NAME</text:a></text:p>
          </table:table-cell>
          <table:table-cell office:value-type="string">
            <text:p><text:a xlink:href="python://taxform.partner_street">PARTNER_STREET</text:a></text:p>
          </table:table-cell>
          <table:table-cell office:value-type="string">
            <text:p><text:a xlink:href="python://taxform.jumlah_dpp">JUMLAH_DPP</text:a></text:p>
          </table:table-cell>
          <table:table-cell office:value-type="string">
            <text:p><text:a xlink:href="python://taxform.total_ppn">TOTAL_PPN</text:a></text:p>
          </table:table-cell>
          <table:table-cell office:value-type="string">
            <text:p><text:a xlink:href="python://taxform.total_ppnbm">TOTAL_PPNBM</text:a></text:p>
          </table:table-cell>
          <table:table-cell table:number-columns-repeated="5"/>
          <table:table-cell office:value-type="string">
            <text:p><text:a xlink:href="python://taxform.referensi">REFERENSI</text:a>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FAPR</text:p>
          </table:table-cell>
          <table:table-cell office:value-type="string">
            <text:p><text:a xlink:href="python://taxform.company_name">COMPANY_NAME</text:a></text:p>
          </table:table-cell>
          <table:table-cell office:value-type="string">
            <text:p><text:a xlink:href="python://taxform.alamat_lengkap">ALAMAT_LENGKAP</text:a>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2" office:value-type="string" table:number-columns-spanned="19" table:number-rows-spanned="1">
            <text:p><text:a xlink:href="python://if%20test=%22taxform.details%22">IF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for%20each=%22detail%20in%20taxform.details%22">LOOP 2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>
            <text:p>OF</text:p>
          </table:table-cell>
          <table:table-cell office:value-type="string">
            <text:p><text:a xlink:href="python://detail.product_code">KODE_OBJEK</text:a></text:p>
          </table:table-cell>
          <table:table-cell table:style-name="ce3" office:value-type="string">
            <text:p><text:a xlink:href="python://detail.product_name">PRODUCT_NAME</text:a></text:p>
          </table:table-cell>
          <table:table-cell table:style-name="ce4" office:value-type="string">
            <text:p><text:a xlink:href="python://detail.price_unit">PRICE_UNIT</text:a></text:p>
          </table:table-cell>
          <table:table-cell table:style-name="ce4" office:value-type="string">
            <text:p><text:a xlink:href="python://detail.qty">QTY</text:a></text:p>
          </table:table-cell>
          <table:table-cell table:style-name="ce4" office:value-type="string">
            <text:p><text:a xlink:href="python://detail.amount_untaxed">AMOUNT_UNTAXED</text:a></text:p>
          </table:table-cell>
          <table:table-cell table:style-name="ce4" office:value-type="string">
            <text:p><text:a xlink:href="python://detail.discount">DISCOUNT</text:a></text:p>
          </table:table-cell>
          <table:table-cell table:style-name="ce4" office:value-type="string">
            <text:p><text:a xlink:href="python://detail.dpp">DPP</text:a></text:p>
          </table:table-cell>
          <table:table-cell table:style-name="ce4" office:value-type="string">
            <text:p><text:a xlink:href="python://detail.ppn">PPN</text:a></text:p>
          </table:table-cell>
          <table:table-cell table:style-name="ce4" office:value-type="string">
            <text:p><text:a xlink:href="python://detail.tarif_ppnbm">TARIF PPNBM</text:a></text:p>
          </table:table-cell>
          <table:table-cell table:style-name="ce4" office:value-type="string">
            <text:p><text:a xlink:href="python://detail.ppnbm">PPNBM</text:a>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9" table:number-rows-spanned="1">
            <text:p><text:a xlink:href="python:///for">END LOOP 2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/if">END IF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/for">END LOOP1</text:a></text:p>
          </table:table-cell>
          <table:covered-table-cell table:number-columns-repeated="18"/>
          <table:table-cell table:number-columns-repeated="100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0000-00-00T09:19:5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5-12-08T22:27:59</meta:creation-date>
    <dc:date>2015-12-14T09:24:16</dc:date>
    <dc:creator>Andhitia Rama</dc:creator>
    <meta:editing-duration>PT3H25M24S</meta:editing-duration>
    <meta:editing-cycles>28</meta:editing-cycles>
    <meta:generator>LibreOffice/3.6$Linux_x86 LibreOffice_project/360m1$Build-2</meta:generator>
    <meta:document-statistic meta:table-count="1" meta:cell-count="78" meta:object-count="0"/>
  </office:meta>
</office:document-meta>
</file>